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3188in" style:rel-width="100%" table:align="left"/>
    </style:style>
    <style:style style:name="Table1.A" style:family="table-column">
      <style:table-column-properties style:column-width="7.284in" style:rel-column-width="65220*"/>
    </style:style>
    <style:style style:name="Table1.B" style:family="table-column">
      <style:table-column-properties style:column-width="0.0347in" style:rel-column-width="314*"/>
    </style:style>
    <style:style style:name="Table1.A1" style:family="table-cell">
      <style:table-cell-properties style:vertical-align="middle"/>
    </style:style>
    <style:style style:name="Table2" style:family="table">
      <style:table-properties style:width="3.3125in" table:align="left"/>
    </style:style>
    <style:style style:name="Table2.A" style:family="table-column">
      <style:table-column-properties style:column-width="1.4306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0.5556in"/>
    </style:style>
    <style:style style:name="Table2.E" style:family="table-column">
      <style:table-column-properties style:column-width="0.9514in"/>
    </style:style>
    <style:style style:name="Table2.1" style:family="table-row">
      <style:table-row-properties style:min-row-height="0.2292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7.3188in" style:rel-width="100%" table:align="left"/>
    </style:style>
    <style:style style:name="Table3.A" style:family="table-column">
      <style:table-column-properties style:column-width="3.6354in" style:rel-column-width="32553*"/>
    </style:style>
    <style:style style:name="Table3.B" style:family="table-column">
      <style:table-column-properties style:column-width="3.6833in" style:rel-column-width="32981*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3188in" style:rel-width="100%" table:align="left"/>
    </style:style>
    <style:style style:name="Table4.A" style:family="table-column">
      <style:table-column-properties style:column-width="6.7236in" style:rel-column-width="60205*"/>
    </style:style>
    <style:style style:name="Table4.B" style:family="table-column">
      <style:table-column-properties style:column-width="0.3403in" style:rel-column-width="3049*"/>
    </style:style>
    <style:style style:name="Table4.C" style:family="table-column">
      <style:table-column-properties style:column-width="0.2549in" style:rel-column-width="2279*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Preformatted_20_Text">
      <style:text-properties fo:color="#0000ff"/>
    </style:style>
    <style:style style:name="P2" style:family="paragraph" style:parent-style-name="Preformatted_20_Text">
      <style:text-properties fo:color="#000000"/>
    </style:style>
    <style:style style:name="P3" style:family="paragraph" style:parent-style-name="Preformatted_20_Text">
      <style:paragraph-properties fo:margin-top="0in" fo:margin-bottom="0.1965in" loext:contextual-spacing="false"/>
    </style:style>
    <style:style style:name="P4" style:family="paragraph" style:parent-style-name="Preformatted_20_Text">
      <style:paragraph-properties fo:margin-top="0.0972in" fo:margin-bottom="0.0835in" loext:contextual-spacing="false"/>
    </style:style>
    <style:style style:name="P5" style:family="paragraph" style:parent-style-name="Standard">
      <style:paragraph-properties fo:margin-top="0in" fo:margin-bottom="0in" loext:contextual-spacing="false"/>
      <style:text-properties fo:font-size="2pt" style:font-size-asian="2pt" style:font-size-complex="2pt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ext_20_body" style:master-page-name="HTML">
      <style:paragraph-properties style:page-number="auto"/>
    </style:style>
    <style:style style:name="P9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P10" style:family="paragraph">
      <style:paragraph-properties fo:text-align="center"/>
    </style:style>
    <style:style style:name="T1" style:family="text">
      <style:text-properties officeooo:rsid="00072335"/>
    </style:style>
    <style:style style:name="T2" style:family="text">
      <style:text-properties officeooo:rsid="00082949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admin.wwu.edu/pls/wwis/twbksrch.P_ShowResults" xlink:type="simple">
          <form:properties>
            <form:property form:property-name="PropertyChangeNotificationEnabled" office:value-type="boolean" office:boolean-value="true"/>
          </form:properties>
          <form:text form:name="KEYWRD_IN" form:control-implementation="ooo:com.sun.star.form.component.TextField" xml:id="control1" form:id="control1" form:max-length="6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button form:name="unnamed0" form:control-implementation="ooo:com.sun.star.form.component.CommandButton" xml:id="control2" form:id="control2" form:label="Go" form:button-type="submit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office:annotation><dc:date>2017-07-07T14:39:58.442000000</dc:date><text:p>saved from url=(0052)https://admin.wwu.edu/pls/wwis/wwskahst.WWU_ViewTran</text:p></office:annotation><text:script script:language="JavaScript">&lt;!-- Hide JavaScript from older browsers 
window.onunload = function() {submitcount=0;}
var submitcount=0;
function checkSubmit() {
if (submitcount == 0)
   {
   submitcount++;
   return true;
   }
else
   {
alert("Your changes have already been submitted.");
   return false;
   }
}
//  End script hiding --&gt;</text:script><text:script script:language="JavaScript">&lt;!-- Hide JavaScript from older browsers 
//  Function to open a window
function windowOpen(window_url) {
   helpWin = window.open(window_url,'','toolbar=yes,status=no,scrollbars=yes,menubar=yes,resizable=yes,directories=no,location=no,width=350,height=400');
   if (document.images) { 
       if (helpWin) helpWin.focus()
   }
}
//  End script hiding --&gt;</text:script><text:a xlink:type="simple" xlink:href="https://admin.wwu.edu/pls/wwis/wwskahst.WWU_ViewTran#main_content" text:style-name="Internet_20_link" text:visited-style-name="Visited_20_Internet_20_Link">Go to Main Content</text:a> </text:p>
      <text:p text:style-name="Heading_20_1">Web4U @ WWU</text:p>
      <text:p text:style-name="Text_20_body"><text:a xlink:type="simple" xlink:href="https://admin.wwu.edu/pls/wwis/wwskahst.WWU_ViewTran#skip_Module_Navigation_Links_H" text:style-name="Internet_20_link" text:visited-style-name="Visited_20_Internet_20_Link">Skip Module Navigation Links</text:a>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B"/>
              <table:table-column table:style-name="Table2.E"/>
              <table:table-column table:style-name="Table2.B"/>
              <table:table-row table:style-name="Table2.1">
                <table:table-cell table:style-name="Table2.A1" office:value-type="string">
                  <text:p text:style-name="Table_20_Contents"><text:a xlink:type="simple" xlink:href="https://admin.wwu.edu/pls/wwis/twbkwbis.P_GenMenu?name=bmenu.P_GenMnu" text:style-name="Internet_20_link" text:visited-style-name="Visited_20_Internet_20_Link">Personal Information</text:a> </text:p>
                </table:table-cell>
                <table:table-cell office:value-type="string">
                  <text:p text:style-name="P6"><draw:frame draw:style-name="fr1" draw:name="web_tab_corner_right" text:anchor-type="as-char" svg:width="0.0835in" svg:height="0.2083in" draw:z-index="1"><draw:image xlink:href="../testPage_files/web_tab_corner_right.gif" xlink:type="simple" xlink:show="embed" xlink:actuate="onLoad"/><svg:title>Tab Corner Right</svg:title></draw:frame> </text:p>
                </table:table-cell>
                <table:table-cell table:style-name="Table2.A1" office:value-type="string">
                  <text:p text:style-name="Table_20_Contents"><text:a xlink:type="simple" xlink:href="https://admin.wwu.edu/pls/wwis/twbkwbis.P_GenMenu?name=bmenu.P_StuMainMnu" text:style-name="Internet_20_link" text:visited-style-name="Visited_20_Internet_20_Link">Student </text:a></text:p>
                </table:table-cell>
                <table:table-cell office:value-type="string">
                  <text:p text:style-name="P6"><draw:frame draw:style-name="fr1" draw:name="Image1" text:anchor-type="as-char" svg:width="0.0835in" svg:height="0.2083in" draw:z-index="2"><draw:image xlink:href="../testPage_files/web_tab_corner_right.gif" xlink:type="simple" xlink:show="embed" xlink:actuate="onLoad"/><svg:title>Tab Corner Right</svg:title></draw:frame> </text:p>
                </table:table-cell>
                <table:table-cell table:style-name="Table2.A1" office:value-type="string">
                  <text:p text:style-name="Table_20_Contents"><text:a xlink:type="simple" xlink:href="https://admin.wwu.edu/pls/wwis/twbkwbis.P_GenMenu?name=bmenu.P_FinAidMainMnu" text:style-name="Internet_20_link" text:visited-style-name="Visited_20_Internet_20_Link">Financial Aid</text:a> </text:p>
                </table:table-cell>
                <table:table-cell office:value-type="string">
                  <text:p text:style-name="P6"><text:s/></text:p>
                </table:table-cell>
              </table:table-row>
            </table:table>
            <text:p text:style-name="P7"/>
          </table:table-cell>
          <table:table-cell office:value-type="string">
            <text:p text:style-name="P7"/>
          </table:table-cell>
        </table:table-row>
        <table:table-row>
          <table:table-cell table:style-name="Table1.A1" table:number-columns-spanned="2" office:value-type="string">
            <text:p text:style-name="Table_20_Contents"><draw:frame draw:style-name="fr1" draw:name="web_transparent" text:anchor-type="as-char" svg:width="0.1043in" svg:height="0.0311in" draw:z-index="3"><draw:image xlink:href="../testPage_files/web_transparent.gif" xlink:type="simple" xlink:show="embed" xlink:actuate="onLoad"/><svg:title>Transparent Image</svg:title></draw:frame></text:p>
          </table:table-cell>
          <table:covered-table-cell/>
        </table:table-row>
      </table:table>
      <text:p text:style-name="P5"><text:bookmark text:name="skip_Module_Navigation_Links_H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Search Search <text:bookmark text:name="keyword_in_id"/><draw:control text:anchor-type="as-char" draw:z-index="0" draw:style-name="gr1" draw:text-style-name="P9" svg:width="1.7504in" svg:height="0.2606in" draw:control="control1"/> <draw:control text:anchor-type="as-char" draw:z-index="4" draw:style-name="gr1" draw:text-style-name="P10" svg:width="0.5835in" svg:height="0.4067in" draw:control="control2"/> </text:p>
          </table:table-cell>
          <table:table-cell table:style-name="Table3.A1" office:value-type="string">
            <text:p text:style-name="Table_20_Contents"><text:bookmark text:name="ssbbackurl"/><text:a xlink:type="simple" xlink:href="https://admin.wwu.edu/pls/wwis/twbkwbis.P_GenMenu?name=bmenu.P_AdminMnu" text:style-name="Internet_20_link" text:visited-style-name="Visited_20_Internet_20_Link">RETURN TO MENU</text:a> | <text:a xlink:type="simple" xlink:href="https://admin.wwu.edu/pls/wwis/twbksite.P_DispSiteMap?menu_name_in=bmenu.P_MainMnu&amp;depth_in=2&amp;columns_in=3" text:style-name="Internet_20_link" text:visited-style-name="Visited_20_Internet_20_Link">SITE MAP</text:a> | <text:a xlink:type="simple" xlink:href="https://admin.wwu.edu/stuhelp/hwshotrn.htm" office:target-frame-name="_blank" xlink:show="new" text:style-name="Internet_20_link" text:visited-style-name="Visited_20_Internet_20_Link">HELP</text:a> | <text:a xlink:type="simple" xlink:href="https://admin.wwu.edu/pls/wwis/twbkwbis.P_Logout" text:style-name="Internet_20_link" text:visited-style-name="Visited_20_Internet_20_Link">EXIT</text:a> 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h text:style-name="Heading_20_2" text:outline-level="2">Display Academic History</text:h>
          </table:table-cell>
          <table:table-cell table:style-name="Table4.A1" office:value-type="string">
            <text:p text:style-name="Table_20_Contents">  </text:p>
          </table:table-cell>
          <table:table-cell table:style-name="Table4.A1" office:value-type="string">
            <text:p text:style-name="P7"/>
          </table:table-cell>
        </table:table-row>
        <table:table-row>
          <table:table-cell table:style-name="Table4.A1" table:number-columns-spanned="3" office:value-type="string">
            <text:p text:style-name="Table_20_Contents"><draw:frame draw:style-name="fr1" draw:name="Image2" text:anchor-type="as-char" svg:width="0.1043in" svg:height="0.0311in" draw:z-index="5"><draw:image xlink:href="../testPage_files/web_transparent.gif" xlink:type="simple" xlink:show="embed" xlink:actuate="onLoad"/><svg:title>Transparent Image</svg:title></draw:frame></text:p>
          </table:table-cell>
          <table:covered-table-cell/>
          <table:covered-table-cell/>
        </table:table-row>
      </table:table>
      <text:p text:style-name="Heading_20_1"><text:bookmark text:name="main_content"/><office:annotation><dc:date>2017-07-07T14:39:58.463000000</dc:date><text:p>** END OF twbkwbis.P_OpenDoc **</text:p></office:annotation>Should have a 4.0 for CBE!</text:p>
      <text:p text:style-name="Preformatted_20_Text"/>
      <text:p text:style-name="P4">Western Washington University</text:p>
      <text:p text:style-name="Preformatted_20_Text"/>
      <text:p text:style-name="Preformatted_20_Text"/>
      <text:p text:style-name="P1">Name: Stichart, Crispin Alexander ID: W01173828 Previous ID:</text:p>
      <text:p text:style-name="Preformatted_20_Text"/>
      <text:p text:style-name="Preformatted_20_Text"/>
      <text:p text:style-name="P2"><text:s/></text:p>
      <text:p text:style-name="P2"><text:s/></text:p>
      <text:p text:style-name="P2"><text:s text:c="135"/></text:p>
      <text:p text:style-name="P2">Subj Crse <text:s/>CRN <text:s text:c="2"/>Course Title <text:s text:c="18"/>Cdt Grd Qpts <text:s/>Gmod Gr Date <text:s/>Rpt <text:s/>Attr</text:p>
      <text:p text:style-name="P2">---- ----- ----- ------------------------------ --- --- ----- ---- -------- ---- ----</text:p>
      <text:p text:style-name="P2">201410 <text:s text:c="2"/>Cls: JR <text:s text:c="2"/>Coll: 00 <text:s text:c="2"/>Res: R <text:s text:c="2"/>Fac Actn: Good Standing <text:s text:c="3"/></text:p>
      <text:p text:style-name="P2"><text:s text:c="9"/>Site: <text:s text:c="4"/>Prg1: IN <text:s text:c="11"/>Prg2: <text:s text:c="20"/>Mjr: DDIN</text:p>
      <text:p text:style-name="P2">ACCT 240 <text:s text:c="2"/>14153 Financial Accounting <text:s text:c="10"/>4 <text:s text:c="2"/>B <text:s text:c="2"/>16 <text:s text:c="3"/>L <text:s text:c="4"/>03/25/14 <text:s text:c="5"/>OL <text:s text:c="17"/></text:p>
      <text:p text:style-name="P2">DSCI 205 <text:s text:c="2"/>10603 Business Statistics <text:s text:c="11"/>4 <text:s text:c="2"/>A <text:s/>13.2 <text:s/>L <text:s text:c="4"/>03/24/14 <text:s text:c="26"/></text:p>
      <text:p text:style-name="P2">MIS 222 <text:s text:c="2"/>10603 <text:span text:style-name="T1">Fun Times <text:s text:c="10"/></text:span><text:s text:c="12"/>4 <text:s text:c="2"/><text:span text:style-name="T1">F*</text:span> <text:s/>13.2 <text:s/>L <text:s text:c="4"/>03/24/14 <text:s text:c="51"/></text:p>
      <text:p text:style-name="P2">Quarter: <text:s/>Credits: <text:s text:c="2"/>12.0 <text:s text:c="4"/>Qpts: <text:s text:c="3"/>42.40 <text:s text:c="4"/>GPA: <text:s/>3.<text:span text:style-name="T1">5</text:span></text:p>
      <text:p text:style-name="P2"><text:s text:c="80"/></text:p>
      <text:p text:style-name="P2">201420 <text:s text:c="2"/>Cls: JR <text:s text:c="2"/>Coll: BU <text:s text:c="2"/>Res: R <text:s text:c="2"/>Fac Actn: Good Standing <text:s text:c="3"/></text:p>
      <text:p text:style-name="P2"><text:s text:c="9"/>Site: <text:s text:c="4"/>Prg1: PM-BU <text:s text:c="8"/>Prg2: <text:s text:c="20"/>Mjr: DD1P</text:p>
      <text:p text:style-name="P2"><text:span text:style-name="T1">MIS </text:span>2<text:span text:style-name="T1">22</text:span> <text:s text:c="2"/>14153 <text:span text:style-name="T1">Fun Times</text:span> <text:s text:c="9"/>4 <text:s text:c="2"/>A <text:s text:c="2"/>16 <text:s text:c="3"/>L <text:s text:c="4"/>06/17/14 <text:s text:c="49"/></text:p>
      <text:p text:style-name="P2">Quarter: <text:s/>Credits: <text:s text:c="3"/>8.0 <text:s text:c="4"/>Qpts: <text:s text:c="3"/>30.80 <text:s text:c="4"/>GPA: <text:s/><text:span text:style-name="T2">4.0</text:span></text:p>
      <text:p text:style-name="P2"><text:s text:c="95"/></text:p>
      <text:p text:style-name="P2"><text:s text:c="80"/></text:p>
      <text:p text:style-name="P2"><text:s text:c="28"/>Academic Summary To Date</text:p>
      <text:p text:style-name="P2">1. Spokane Falls Cmty College <text:s text:c="4"/>(2) <text:s text:c="4"/>Credits: 105 <text:s text:c="3"/>Degree: AA</text:p>
      <text:p text:style-name="P2"><text:s text:c="80"/></text:p>
      <text:p text:style-name="P2"><text:s text:c="16"/>Total <text:s text:c="5"/>Transfer <text:s text:c="6"/>-----------Western---------------</text:p>
      <text:p text:style-name="P2"><text:s text:c="16"/>Crdts <text:s text:c="6"/>Crdts <text:s text:c="8"/>Crdts <text:s text:c="3"/>Hours <text:s text:c="5"/>Qpnts <text:s text:c="4"/>GPA</text:p>
      <text:p text:style-name="P2">Undergraduate <text:s text:c="2"/>227.00 <text:s text:c="4"/>105.00 <text:s text:c="7"/>122.00 <text:s text:c="2"/>122.00 <text:s text:c="6"/>397.40 <text:s text:c="3"/>3.25</text:p>
      <text:p text:style-name="P2"><text:s text:c="80"/></text:p>
      <text:p text:style-name="P2"><text:s/></text:p>
      <text:p text:style-name="P2"><text:s/></text:p>
      <text:p text:style-name="P2">Degrees and Certificates: <text:s text:c="69"/><text:soft-page-break/>Internal Coding:</text:p>
      <text:p text:style-name="P2">------------------------- <text:s text:c="69"/>--------------</text:p>
      <text:p text:style-name="P2">Status: <text:s text:c="14"/>Pending <text:s text:c="65"/>PN</text:p>
      <text:p text:style-name="P2">Graduation Term: <text:s text:c="5"/>Fall 2017 <text:s text:c="63"/>201740</text:p>
      <text:p text:style-name="P2">Type: <text:s text:c="16"/>Bachelor of Science <text:s text:c="53"/>BS</text:p>
      <text:p text:style-name="P2">College: <text:s text:c="13"/>College Science &amp; Engineering <text:s text:c="43"/>SE</text:p>
      <text:p text:style-name="P2">Program: <text:s text:c="13"/>BS-Science &amp; Engineering <text:s text:c="48"/>BS-SE</text:p>
      <text:p text:style-name="P2">Major/Field: <text:s text:c="9"/>Computer Science (catalog term: Fall 2016) <text:s text:c="30"/>NC01</text:p>
      <text:p text:style-name="P2"><text:s/></text:p>
      <text:p text:style-name="P2">Curriculum: <text:s text:c="83"/>Internal Coding:</text:p>
      <text:p text:style-name="P2">-------------- <text:s text:c="80"/>-------------</text:p>
      <text:p text:style-name="P2">Status: <text:s text:c="14"/>Active <text:s text:c="66"/>AS</text:p>
      <text:p text:style-name="P2">Term: <text:s text:c="16"/>Fall 2017 <text:s text:c="63"/>201740</text:p>
      <text:p text:style-name="P2">College: <text:s text:c="13"/>College Science &amp; Engineering <text:s text:c="43"/>SE</text:p>
      <text:p text:style-name="P2">Program: <text:s text:c="13"/>BS-Science &amp; Engineering <text:s text:c="48"/>BS-SE</text:p>
      <text:p text:style-name="P2">Major/Field: <text:s text:c="9"/>Computer Science (catalog term: Winter 2017) <text:s text:c="28"/>NC01</text:p>
      <text:p text:style-name="Preformatted_20_Text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cademic History</dc:title>
    <dc:date>2017-07-07T14:44:25.775000000</dc:date>
    <meta:editing-duration>PT2M40S</meta:editing-duration>
    <meta:editing-cycles>2</meta:editing-cycles>
    <meta:generator>LibreOffice/5.3.1.2$Windows_x86 LibreOffice_project/e80a0e0fd1875e1696614d24c32df0f95f03deb2</meta:generator>
    <meta:document-statistic meta:table-count="4" meta:image-count="4" meta:object-count="0" meta:page-count="2" meta:paragraph-count="61" meta:word-count="262" meta:character-count="3739" meta:non-whitespace-character-count="1421"/>
  </office:meta>
</office:document-meta>
</file>